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fo:font-size="9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 famille</text:p>
      <text:p text:style-name="Standard"/>
      <text:p text:style-name="P1"><text:span text:style-name="T1">L'atelier propose d'expérimenter le modelage en famille. Chacun se concentre sur sa création et vit un temps harmonieux de loisir familial. Les parents vivent une expérience particulière d'activité avec leurs enfants sans avoir souci du bon déroulement de celle-ci. Les enfants ont le plaisir d'un moment tous ensemble.</text:span> </text:p>
      <text:p text:style-name="P1"/>
      <text:p text:style-name="P1">60€ le duo</text:p>
      <text:p text:style-name="P1">96€ les deux séances dont une pour l'émaillage<text:line-break/>96€ la famille au complet (papa, maman et le « petit d'homme')</text:p>
      <text:p text:style-name="P1">144€ les deux séances en famille</text:p>
      <text:p text:style-name="P1">20€ par enfant supplémentaire</text:p>
      <text:p text:style-name="P1"/>
      <text:p text:style-name="P1">(j'ai mis tous les prix , on discutera ensemble si c'est fais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4-11T17:54:14.72</meta:creation-date>
    <dc:date>2019-04-11T17:58:33.36</dc:date>
    <meta:editing-duration>PT4M18S</meta:editing-duration>
    <meta:editing-cycles>2</meta:editing-cycles>
    <meta:generator>OpenOffice/4.1.0$Win32 OpenOffice.org_project/410m18$Build-9764</meta:generator>
    <meta:document-statistic meta:table-count="0" meta:image-count="0" meta:object-count="0" meta:page-count="1" meta:paragraph-count="7" meta:word-count="95" meta:character-count="576"/>
  </office:meta>
</office:document-meta>
</file>